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9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.6cm" fo:margin-right="0cm" fo:text-indent="-0.6cm"/>
      <style:text-properties fo:font-size="12pt"/>
    </style:style>
    <style:style style:name="P11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font-family="'DejaVu Sans'" style:font-family-generic="swiss" style:font-pitch="variable" fo:font-size="40pt" fo:language="en" fo:country="GB" style:font-size-asian="40pt" style:font-size-complex="40pt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language="en" fo:country="GB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XML with JavaScript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9" draw:layer="layout" svg:width="28.602cm" svg:height="5.897cm" svg:x="1.878cm" svg:y="4.684cm" presentation:class="outline" presentation:user-transformed="true">
          <draw:text-box>
            <text:list text:style-name="L4">
              <text:list-item>
                <text:p text:style-name="P8"><text:span text:style-name="T4">XMLHttpRequest Object</text:span></text:p>
              </text:list-item>
              <text:list-item>
                <text:p text:style-name="P8"><text:span text:style-name="T4">XML Parser</text:span></text:p>
              </text:list-item>
              <text:list-item>
                <text:p text:style-name="P8"><text:span text:style-name="T4">XML DOM</text:span></text:p>
              </text:list-item>
              <text:list-item>
                <text:p text:style-name="P8"><text:span text:style-name="T4">XML DOM methods</text:span></text:p>
              </text:list-item>
              <text:list-item>
                <text:p text:style-name="P8"><text:span text:style-name="T4">Display XML Data in an HTML Page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he XMLHttpRequest Object</text:span></text:p>
          </draw:text-box>
        </draw:frame>
        <draw:frame presentation:style-name="pr6" draw:text-style-name="P11" draw:layer="layout" svg:width="28.602cm" svg:height="13.501cm" svg:x="1.878cm" svg:y="4.684cm" presentation:class="outline" presentation:user-transformed="true">
          <draw:text-box>
            <text:list text:style-name="L4">
              <text:list-item>
                <text:p><text:span text:style-name="T5">The XMLHttpRequest object is used to exchange data with a server behind the scenes.</text:span></text:p>
              </text:list-item>
              <text:list-item>
                <text:p><text:span text:style-name="T5">The XMLHttpRequest object is a developer's dream, because you can:</text:span></text:p>
                <text:list>
                  <text:list-item>
                    <text:p><text:span text:style-name="T5">Update a web page without reloading the page</text:span></text:p>
                  </text:list-item>
                  <text:list-item>
                    <text:p><text:span text:style-name="T5">Request data from a server after the page has loaded</text:span></text:p>
                  </text:list-item>
                  <text:list-item>
                    <text:p><text:span text:style-name="T5">Receive data from a server after the page has loaded</text:span></text:p>
                  </text:list-item>
                  <text:list-item>
                    <text:p><text:span text:style-name="T5">Send data to a server in the background</text:span></text:p>
                  </text:list-item>
                </text:list>
              </text:list-item>
              <text:list-item>
                <text:p><text:span text:style-name="T5">Syntax for creating an XMLHttpRequest object:</text:span></text:p>
                <text:list>
                  <text:list-item>
                    <text:p><text:span text:style-name="T6">xmlhttp=new XMLHttpRequest();</text:span></text:p>
                  </text:list-item>
                  <text:list-item>
                    <text:p><text:span text:style-name="T6">For <text:s/>Internet Explorer xmlhttp=new ActiveXObject("Microsoft.XMLHTTP");</text:span></text:p>
                  </text:list-item>
                </text:list>
              </text:list-item>
              <text:list-item>
                <text:p><text:span text:style-name="T5">XMLHttpRequest Object Methods: open, send etc.</text:span></text:p>
              </text:list-item>
              <text:list-item>
                <text:p><text:span text:style-name="T5">XMLHttpRequest Object Properties: onreadystatechange, readyState, responseText, responseXML, status, statusText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he XMLHttpRequest Object (cont.)</text:span></text:p>
          </draw:text-box>
        </draw:frame>
        <draw:frame presentation:style-name="pr8" draw:text-style-name="P11" draw:layer="layout" svg:width="28.602cm" svg:height="13.104cm" svg:x="1.878cm" svg:y="4.684cm" presentation:class="outline" presentation:user-transformed="true">
          <draw:text-box>
            <text:list text:style-name="L4">
              <text:list-item>
                <text:p><text:span text:style-name="T5">XMLHttpRequest object method: open</text:span></text:p>
                <text:list>
                  <text:list-item>
                    <text:p><text:span text:style-name="T6">open(method,url,async,uname,pswd)</text:span></text:p>
                  </text:list-item>
                  <text:list-item>
                    <text:p><text:span text:style-name="T6">Specifies the type of request, the URL, if the request should be handled asynchronously or not, and other optional attributes of a request </text:span></text:p>
                  </text:list-item>
                </text:list>
              </text:list-item>
              <text:list-item>
                <text:p><text:span text:style-name="T5">XMLHttpRequest object method: <text:s/>send</text:span></text:p>
                <text:list>
                  <text:list-item>
                    <text:p><text:span text:style-name="T6">send() Sends the request off to the server.</text:span></text:p>
                  </text:list-item>
                </text:list>
              </text:list-item>
              <text:list-item>
                <text:p><text:span text:style-name="T5">XMLHttpRequest Object Property: onreadystatechange</text:span></text:p>
                <text:list>
                  <text:list-item>
                    <text:p><text:span text:style-name="T6">Stores a function (or the name of a function) to be called automatically each time the readyState property changes</text:span></text:p>
                  </text:list-item>
                </text:list>
              </text:list-item>
              <text:list-item>
                <text:p><text:span text:style-name="T5">XMLHttpRequest Object Property: responseXML</text:span></text:p>
                <text:list>
                  <text:list-item>
                    <text:p><text:span text:style-name="T6">Returns the response data as XML data object</text:span></text:p>
                  </text:list-item>
                </text:list>
              </text:list-item>
              <text:list-item>
                <text:p><text:span text:style-name="T5">XMLHttpRequest Object Property: responseText</text:span></text:p>
                <text:list>
                  <text:list-item>
                    <text:p><text:span text:style-name="T6">Returns the response data as a string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Parser</text:span></text:p>
          </draw:text-box>
        </draw:frame>
        <draw:frame presentation:style-name="pr10" draw:text-style-name="P11" draw:layer="layout" svg:width="28.602cm" svg:height="11.979cm" svg:x="1.878cm" svg:y="4.684cm" presentation:class="outline" presentation:user-transformed="true">
          <draw:text-box>
            <text:list text:style-name="L4">
              <text:list-item>
                <text:p><text:span text:style-name="T5">All modern browsers have a built-in XML parser.</text:span></text:p>
              </text:list-item>
              <text:list-item>
                <text:p><text:span text:style-name="T5">An XML parser converts an XML document into an XML DOM object - which can then be manipulated with JavaScript.</text:span></text:p>
              </text:list-item>
              <text:list-item>
                <text:p><text:span text:style-name="T5">The following code fragment parses an XML document into an XML DOM object:</text:span></text:p>
                <text:list>
                  <text:list-item>
                    <text:p><text:span text:style-name="T6">if (window.XMLHttpRequest)</text:span></text:p>
                  </text:list-item>
                  <text:list-item>
                    <text:p><text:span text:style-name="T6"><text:s text:c="2"/></text:span><text:span text:style-name="T6">{ <text:s/>xmlhttp=new XMLHttpRequest();</text:span></text:p>
                  </text:list-item>
                  <text:list-item>
                    <text:p><text:span text:style-name="T6"><text:s text:c="2"/></text:span><text:span text:style-name="T6">}else</text:span></text:p>
                  </text:list-item>
                  <text:list-item>
                    <text:p><text:span text:style-name="T6"><text:s text:c="2"/></text:span><text:span text:style-name="T6">{// code for IE <text:s/>xmlhttp=newActiveXObject("Microsoft.XMLHTTP"); }</text:span></text:p>
                  </text:list-item>
                  <text:list-item>
                    <text:p><text:span text:style-name="T6">xmlhttp.open("GET","books.xml",false);</text:span></text:p>
                  </text:list-item>
                  <text:list-item>
                    <text:p><text:span text:style-name="T6">xmlhttp.send();</text:span></text:p>
                  </text:list-item>
                  <text:list-item>
                    <text:p><text:span text:style-name="T6">xmlDoc=xmlhttp.responseXML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Parser (cont.)</text:span></text:p>
          </draw:text-box>
        </draw:frame>
        <draw:frame presentation:style-name="pr12" draw:text-style-name="P11" draw:layer="layout" svg:width="28.602cm" svg:height="12.091cm" svg:x="1.878cm" svg:y="4.684cm" presentation:class="outline" presentation:user-transformed="true">
          <draw:text-box>
            <text:list text:style-name="L4">
              <text:list-item>
                <text:p><text:span text:style-name="T6">Before an XML document can be accessed and manipulated, it must be loaded into an XML DOM object.</text:span></text:p>
              </text:list-item>
              <text:list-item>
                <text:p><text:span text:style-name="T5">An XML parser reads XML, and converts it into an XML DOM object that can be accessed with JavaScript.</text:span></text:p>
              </text:list-item>
              <text:list-item>
                <text:p><text:span text:style-name="T5">Most browsers have a built-in XML parser:</text:span></text:p>
                <text:list>
                  <text:list-item>
                    <text:p><text:span text:style-name="T5">var parser=new DOMParser();</text:span></text:p>
                  </text:list-item>
                </text:list>
              </text:list-item>
              <text:list-item>
                <text:p><text:span text:style-name="T5">The following code fragment parses an XML string into an XML DOM object:</text:span></text:p>
                <text:list>
                  <text:list-item>
                    <text:p><text:span text:style-name="T5">txt="&lt;book&gt; &lt;title&gt;Title&lt;/title&gt; &lt;year&gt;2014&lt;/year&gt; &lt;/book&gt;"</text:span></text:p>
                    <text:p><text:span text:style-name="T5">if (window.DOMParser) <text:s/>{</text:span></text:p>
                    <text:p><text:span text:style-name="T5"><text:s text:c="2"/></text:span><text:span text:style-name="T5">parser=new DOMParser();</text:span></text:p>
                    <text:p><text:span text:style-name="T5"><text:s text:c="2"/></text:span><text:span text:style-name="T5">xmlDoc=parser.parseFromString(txt,"text/xml"); <text:s/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DOM</text:span></text:p>
          </draw:text-box>
        </draw:frame>
        <draw:frame presentation:style-name="pr14" draw:text-style-name="P11" draw:layer="layout" svg:width="28.602cm" svg:height="13.107cm" svg:x="1.878cm" svg:y="4.684cm" presentation:class="outline" presentation:user-transformed="true">
          <draw:text-box>
            <text:list text:style-name="L4">
              <text:list-item>
                <text:p><text:span text:style-name="T5">In this part we will explain some other important XML DOM methods.</text:span></text:p>
              </text:list-item>
              <text:list-item>
                <text:p><text:span text:style-name="T6">Get the Value of an Element</text:span></text:p>
                <text:list>
                  <text:list-item>
                    <text:p><text:span text:style-name="T6">txt=xmlDoc.getElementsByTagName("title")[0].childNodes[0].nodeValue;</text:span></text:p>
                  </text:list-item>
                </text:list>
              </text:list-item>
              <text:list-item>
                <text:p><text:span text:style-name="T6">Get the Value of an Attribute</text:span></text:p>
                <text:list>
                  <text:list-item>
                    <text:p><text:span text:style-name="T6">txt=xmlDoc.getElementsByTagName("title")[0].getAttribute("lang");</text:span></text:p>
                  </text:list-item>
                </text:list>
              </text:list-item>
              <text:list-item>
                <text:p><text:span text:style-name="T6">Change the Value of an Element</text:span></text:p>
                <text:list>
                  <text:list-item>
                    <text:p><text:span text:style-name="T6">x=xmlDoc.getElementsByTagName("title")[0].childNodes[0];</text:span></text:p>
                  </text:list-item>
                  <text:list-item>
                    <text:p><text:span text:style-name="T6">x.nodeValue="Easy Cooking";</text:span></text:p>
                  </text:list-item>
                </text:list>
              </text:list-item>
              <text:list-item>
                <text:p><text:span text:style-name="T6">Create a New Attribute</text:span></text:p>
                <text:list>
                  <text:list-item>
                    <text:p><text:span text:style-name="T6">The XML DOM setAttribute() method can be used to change the value of an existing attribute, or to create a new attribute.</text:span></text:p>
                  </text:list-item>
                  <text:list-item>
                    <text:p><text:span text:style-name="T6">x=xmlDoc.getElementsByTagName("book");</text:span></text:p>
                  </text:list-item>
                  <text:list-item>
                    <text:p><text:span text:style-name="T6">for(i=0;i&lt;x.length;i++) <text:s/>{ <text:s/>x[i].setAttribute("edition","first"); <text:s/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XML DOM (cont.)</text:span></text:p>
          </draw:text-box>
        </draw:frame>
        <draw:frame presentation:style-name="pr16" draw:text-style-name="P11" draw:layer="layout" svg:width="28.602cm" svg:height="8.831cm" svg:x="1.878cm" svg:y="4.684cm" presentation:class="outline" presentation:user-transformed="true">
          <draw:text-box>
            <text:list text:style-name="L4">
              <text:list-item>
                <text:p><text:span text:style-name="T5">Create an Element</text:span></text:p>
                <text:list>
                  <text:list-item>
                    <text:p><text:span text:style-name="T6">The XML DOM createElement() method creates a new element node.</text:span></text:p>
                  </text:list-item>
                  <text:list-item>
                    <text:p><text:span text:style-name="T6">The XML DOM createTextNode() method creates a new text node.</text:span></text:p>
                  </text:list-item>
                  <text:list-item>
                    <text:p><text:span text:style-name="T6">The XML DOM appendChild() method adds a child node to a node.</text:span></text:p>
                  </text:list-item>
                </text:list>
              </text:list-item>
              <text:list-item>
                <text:p><text:span text:style-name="T6">Remove an Element</text:span></text:p>
                <text:list>
                  <text:list-item>
                    <text:p><text:span text:style-name="T6">The following example removes the first node in the first &lt;book&gt; element:</text:span></text:p>
                    <text:list>
                      <text:list-item>
                        <text:p><text:span text:style-name="T6">x=xmlDoc.getElementsByTagName("book")[0];</text:span></text:p>
                      </text:list-item>
                      <text:list-item>
                        <text:p><text:span text:style-name="T6">x.removeChild(x.childNodes[0]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Display XML Data in an HTML Page</text:span></text:p>
          </draw:text-box>
        </draw:frame>
        <draw:frame presentation:style-name="pr18" draw:text-style-name="P11" draw:layer="layout" svg:width="28.602cm" svg:height="12.452cm" svg:x="1.878cm" svg:y="4.684cm" presentation:class="outline" presentation:user-transformed="true">
          <draw:text-box>
            <text:list text:style-name="L4">
              <text:list-item>
                <text:p>The following example gets the XML data from the first CD element and displays it in an HTML element with id="showCD". The displayCD() function is called when the page is loaded:</text:p>
                <text:list>
                  <text:list-item>
                    <text:p>x=xmlDoc.getElementsByTagName("CD");</text:p>
                  </text:list-item>
                  <text:list-item>
                    <text:p>function displayCD()</text:p>
                  </text:list-item>
                  <text:list-item>
                    <text:p>{</text:p>
                  </text:list-item>
                  <text:list-item>
                    <text:p>artist=(x[0].getElementsByTagName("ARTIST")[0].childNodes[0].nodeValue);</text:p>
                  </text:list-item>
                  <text:list-item>
                    <text:p>title=(x[0].getElementsByTagName("TITLE")[0].childNodes[0].nodeValue);</text:p>
                  </text:list-item>
                  <text:list-item>
                    <text:p>year=(x[0].getElementsByTagName("YEAR")[0].childNodes[0].nodeValue);</text:p>
                  </text:list-item>
                  <text:list-item>
                    <text:p>txt="Artist: " + artist + "&lt;br /&gt;Title: " + title + "&lt;br /&gt;Year: "+ year;</text:p>
                  </text:list-item>
                  <text:list-item>
                    <text:p>document.getElementById("showCD").innerHTML=txt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Display XML Data in an HTML Page</text:span></text:p>
          </draw:text-box>
        </draw:frame>
        <draw:frame presentation:style-name="pr20" draw:text-style-name="P11" draw:layer="layout" svg:width="28.602cm" svg:height="12.452cm" svg:x="1.878cm" svg:y="4.684cm" presentation:class="outline" presentation:user-transformed="true">
          <draw:text-box>
            <text:list text:style-name="L4">
              <text:list-item>
                <text:p>The following example gets the XML data from the first CD element and displays it in an HTML element with id="showCD". The displayCD() function is called when the page is loaded:</text:p>
                <text:list>
                  <text:list-item>
                    <text:p>x=xmlDoc.getElementsByTagName("CD");</text:p>
                  </text:list-item>
                  <text:list-item>
                    <text:p>function displayCD()</text:p>
                  </text:list-item>
                  <text:list-item>
                    <text:p>{</text:p>
                  </text:list-item>
                  <text:list-item>
                    <text:p>artist=(x[0].getElementsByTagName("ARTIST")[0].childNodes[0].nodeValue);</text:p>
                  </text:list-item>
                  <text:list-item>
                    <text:p>title=(x[0].getElementsByTagName("TITLE")[0].childNodes[0].nodeValue);</text:p>
                  </text:list-item>
                  <text:list-item>
                    <text:p>year=(x[0].getElementsByTagName("YEAR")[0].childNodes[0].nodeValue);</text:p>
                  </text:list-item>
                  <text:list-item>
                    <text:p>txt="Artist: " + artist + "&lt;br /&gt;Title: " + title + "&lt;br /&gt;Year: "+ year;</text:p>
                  </text:list-item>
                  <text:list-item>
                    <text:p>document.getElementById("showCD").innerHTML=txt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frame presentation:style-name="pr22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7">Thank You </text:span><text:span text:style-name="T7"><text:line-break/></text:span><text:span text:style-name="T7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3.2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3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3.2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2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3.2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6-08-25T01:56:29</meta:creation-date>
    <dc:creator>instigate </dc:creator>
    <dc:date>2014-07-04T19:17:15</dc:date>
    <meta:print-date>2006-08-25T01:56:29</meta:print-date>
    <meta:editing-cycles>238</meta:editing-cycles>
    <meta:editing-duration>PT44H13M09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